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Mình lập topic này mong muốn các bạn có thể post thông tin phần công việc của mình<text:s/></text:span><text:span text:style-name="T2">để nếu khi các bạn review code hay bị bug tr</text:span><text:span text:style-name="T3">ên code của bạn khác có thể liên hệ và cùng fix.</text:span><text:span text:style-name="T4"/></text:p>
      <text:p text:style-name="P1"><text:span text:style-name="T5"/></text:p>
      <text:p text:style-name="P1"><text:span text:style-name="T6">Thiên Thành</text:span><text:span text:style-name="T7"/></text:p>
      <text:p text:style-name="P1"><text:span text:style-name="T7"><text:tab/></text:span></text:p>
      <text:p text:style-name="P1"><text:span text:style-name="T7"/></text:p>
      <text:p text:style-name="P1"><text:span text:style-name="T8">Hôm nay mình update project về định commit code lên thì thấy project compile không được do lỗi ở phần<text:s/></text:span><text:span text:style-name="T9">5<text:s/></text:span><text:span text:style-name="T10">thiếu<text:s/></text:span><text:span text:style-name="T11">1<text:s/></text:span><text:span text:style-name="T12">số file cần thiết, nên mình đã exclude folder phan</text:span><text:span text:style-name="T13">5<text:s/></text:span><text:span text:style-name="T14">ra khỏi project và comment<text:s/></text:span><text:span text:style-name="T15">1<text:s/></text:span><text:span text:style-name="T16">số dòng code ở file Menu.cs để project có thể compile được. bạn nào làm phần<text:s/></text:span><text:span text:style-name="T17">5<text:s/></text:span><text:span text:style-name="T18">sửa code cho phần<text:s/></text:span><text:span text:style-name="T19">5<text:s/></text:span><text:span text:style-name="T20">nhé</text:span><text:span text:style-name="T21"/></text:p>
      <text:p text:style-name="P1"><text:span text:style-name="T21"/></text:p>
      <text:p text:style-name="P1"><text:span text:style-name="T22">Thanh Nguyên-nhom</text:span><text:span text:style-name="T23">4</text:span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